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Cambria" svg:font-family="Cambria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P10" style:family="paragraph" style:parent-style-name="Standard">
      <style:paragraph-properties fo:break-before="auto" fo:line-height="115%" fo:margin-top="0cm" fo:margin-bottom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P11" style:family="paragraph" style:parent-style-name="Heading_20_1">
      <style:paragraph-properties fo:break-before="auto" fo:line-height="115%" style:writing-mode="lr-tb"/>
    </style:style>
    <style:style style:name="T11_1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>
      <style:text-properties fo:font-style="italic" style:font-style-asian="italic" style:font-style-complex="italic"/>
    </style:style>
    <style:style style:name="T17_54" style:family="text">
      <style:text-properties fo:font-style="italic" style:font-style-asian="italic" style:font-style-complex="italic"/>
    </style:style>
    <style:style style:name="T17_55" style:family="text">
      <style:text-properties fo:font-style="italic" style:font-style-asian="italic" style:font-style-complex="italic"/>
    </style:style>
    <style:style style:name="T17_56" style:family="text"/>
    <style:style style:name="T17_57" style:family="text">
      <style:text-properties fo:font-style="italic" style:font-style-asian="italic" style:font-style-complex="italic"/>
    </style:style>
    <style:style style:name="T17_58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>
      <style:text-properties fo:font-style="italic" style:font-style-asian="italic" style:font-style-complex="italic"/>
    </style:style>
    <style:style style:name="T18_32" style:family="text">
      <style:text-properties fo:font-style="italic" style:font-style-asian="italic" style:font-style-complex="italic"/>
    </style:style>
    <style:style style:name="T18_33" style:family="text">
      <style:text-properties fo:font-style="italic" style:font-style-asian="italic" style:font-style-complex="italic"/>
    </style:style>
    <style:style style:name="T18_34" style:family="text">
      <style:text-properties fo:font-style="italic" style:font-style-asian="italic" style:font-style-complex="italic"/>
    </style:style>
    <style:style style:name="T18_35" style:family="text">
      <style:text-properties fo:font-style="italic" style:font-style-asian="italic" style:font-style-complex="italic"/>
    </style:style>
    <style:style style:name="T18_36" style:family="text">
      <style:text-properties fo:font-style="italic" style:font-style-asian="italic" style:font-style-complex="italic"/>
    </style:style>
    <style:style style:name="T18_37" style:family="text">
      <style:text-properties fo:font-style="italic" style:font-style-asian="italic" style:font-style-complex="italic"/>
    </style:style>
    <style:style style:name="T18_38" style:family="text">
      <style:text-properties fo:font-style="italic" style:font-style-asian="italic" style:font-style-complex="italic"/>
    </style:style>
    <style:style style:name="T18_39" style:family="text">
      <style:text-properties fo:font-style="italic" style:font-style-asian="italic" style:font-style-complex="italic"/>
    </style:style>
    <style:style style:name="T18_40" style:family="text">
      <style:text-properties fo:font-style="italic" style:font-style-asian="italic" style:font-style-complex="italic"/>
    </style:style>
    <style:style style:name="T18_41" style:family="text">
      <style:text-properties fo:font-style="italic" style:font-style-asian="italic" style:font-style-complex="italic"/>
    </style:style>
    <style:style style:name="T18_42" style:family="text"/>
    <style:style style:name="T18_43" style:family="text"/>
    <style:style style:name="T18_44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>
      <style:text-properties fo:font-style="italic" style:font-style-asian="italic" style:font-style-complex="italic"/>
    </style:style>
    <style:style style:name="T19_42" style:family="text">
      <style:text-properties fo:font-style="italic" style:font-style-asian="italic" style:font-style-complex="italic"/>
    </style:style>
    <style:style style:name="T19_43" style:family="text">
      <style:text-properties fo:font-style="italic" style:font-style-asian="italic" style:font-style-complex="italic"/>
    </style:style>
    <style:style style:name="T19_44" style:family="text">
      <style:text-properties fo:font-style="italic" style:font-style-asian="italic" style:font-style-complex="italic"/>
    </style:style>
    <style:style style:name="T19_45" style:family="text">
      <style:text-properties fo:font-style="italic" style:font-style-asian="italic" style:font-style-complex="italic"/>
    </style:style>
    <style:style style:name="T19_46" style:family="text">
      <style:text-properties fo:font-style="italic" style:font-style-asian="italic" style:font-style-complex="italic"/>
    </style:style>
    <style:style style:name="T19_47" style:family="text">
      <style:text-properties fo:font-style="italic" style:font-style-asian="italic" style:font-style-complex="italic"/>
    </style:style>
    <style:style style:name="T19_48" style:family="text">
      <style:text-properties fo:font-style="italic" style:font-style-asian="italic" style:font-style-complex="italic"/>
    </style:style>
    <style:style style:name="T19_49" style:family="text">
      <style:text-properties fo:font-style="italic" style:font-style-asian="italic" style:font-style-complex="italic"/>
    </style:style>
    <style:style style:name="T19_50" style:family="text"/>
    <style:style style:name="T19_51" style:family="text">
      <style:text-properties fo:font-style="italic" style:font-style-asian="italic" style:font-style-complex="italic"/>
    </style:style>
    <style:style style:name="T19_52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>
      <style:text-properties fo:font-style="italic" style:font-style-asian="italic" style:font-style-complex="italic"/>
    </style:style>
    <style:style style:name="T20_40" style:family="text">
      <style:text-properties fo:font-style="italic" style:font-style-asian="italic" style:font-style-complex="italic"/>
    </style:style>
    <style:style style:name="T20_41" style:family="text">
      <style:text-properties fo:font-style="italic" style:font-style-asian="italic" style:font-style-complex="italic"/>
    </style:style>
    <style:style style:name="T20_42" style:family="text">
      <style:text-properties fo:font-style="italic" style:font-style-asian="italic" style:font-style-complex="italic"/>
    </style:style>
    <style:style style:name="T20_43" style:family="text">
      <style:text-properties fo:font-style="italic" style:font-style-asian="italic" style:font-style-complex="italic"/>
    </style:style>
    <style:style style:name="T20_44" style:family="text">
      <style:text-properties fo:font-style="italic" style:font-style-asian="italic" style:font-style-complex="italic"/>
    </style:style>
    <style:style style:name="T20_45" style:family="text">
      <style:text-properties fo:font-style="italic" style:font-style-asian="italic" style:font-style-complex="italic"/>
    </style:style>
    <style:style style:name="T20_46" style:family="text">
      <style:text-properties fo:font-style="italic" style:font-style-asian="italic" style:font-style-complex="italic"/>
    </style:style>
    <style:style style:name="T20_47" style:family="text">
      <style:text-properties fo:font-style="italic" style:font-style-asian="italic" style:font-style-complex="italic"/>
    </style:style>
    <style:style style:name="T20_48" style:family="text">
      <style:text-properties fo:font-style="italic" style:font-style-asian="italic" style:font-style-complex="italic"/>
    </style:style>
    <style:style style:name="T20_49" style:family="text">
      <style:text-properties fo:font-style="italic" style:font-style-asian="italic" style:font-style-complex="italic"/>
    </style:style>
    <style:style style:name="T20_50" style:family="text">
      <style:text-properties fo:font-style="italic" style:font-style-asian="italic" style:font-style-complex="italic"/>
    </style:style>
    <style:style style:name="T20_51" style:family="text">
      <style:text-properties fo:font-style="italic" style:font-style-asian="italic" style:font-style-complex="italic"/>
    </style:style>
    <style:style style:name="T20_52" style:family="text">
      <style:text-properties fo:font-style="italic" style:font-style-asian="italic" style:font-style-complex="italic"/>
    </style:style>
    <style:style style:name="T20_53" style:family="text">
      <style:text-properties fo:font-style="italic" style:font-style-asian="italic" style:font-style-complex="italic"/>
    </style:style>
    <style:style style:name="T20_54" style:family="text"/>
    <style:style style:name="T20_55" style:family="text"/>
    <style:style style:name="T20_56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>
      <style:text-properties fo:font-style="italic" style:font-style-asian="italic" style:font-style-complex="italic"/>
    </style:style>
    <style:style style:name="T21_20" style:family="text">
      <style:text-properties fo:font-style="italic" style:font-style-asian="italic" style:font-style-complex="italic"/>
    </style:style>
    <style:style style:name="T21_21" style:family="text">
      <style:text-properties fo:font-style="italic" style:font-style-asian="italic" style:font-style-complex="italic"/>
    </style:style>
    <style:style style:name="T21_22" style:family="text">
      <style:text-properties fo:font-style="italic" style:font-style-asian="italic" style:font-style-complex="italic"/>
    </style:style>
    <style:style style:name="T21_23" style:family="text">
      <style:text-properties fo:font-style="italic" style:font-style-asian="italic" style:font-style-complex="italic"/>
    </style:style>
    <style:style style:name="T21_24" style:family="text">
      <style:text-properties fo:font-style="italic" style:font-style-asian="italic" style:font-style-complex="italic"/>
    </style:style>
    <style:style style:name="T21_25" style:family="text">
      <style:text-properties fo:font-style="italic" style:font-style-asian="italic" style:font-style-complex="italic"/>
    </style:style>
    <style:style style:name="T21_26" style:family="text"/>
    <style:style style:name="T21_27" style:family="text">
      <style:text-properties fo:font-style="italic" style:font-style-asian="italic" style:font-style-complex="italic"/>
    </style:style>
    <style:style style:name="T21_28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>
      <style:text-properties fo:font-style="italic" style:font-style-asian="italic" style:font-style-complex="italic"/>
    </style:style>
    <style:style style:name="T22_54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>
      <style:text-properties fo:font-style="italic" style:font-style-asian="italic" style:font-style-complex="italic"/>
    </style:style>
    <style:style style:name="T23_36" style:family="text">
      <style:text-properties fo:font-style="italic" style:font-style-asian="italic" style:font-style-complex="italic"/>
    </style:style>
    <style:style style:name="T23_37" style:family="text">
      <style:text-properties fo:font-style="italic" style:font-style-asian="italic" style:font-style-complex="italic"/>
    </style:style>
    <style:style style:name="T23_38" style:family="text">
      <style:text-properties fo:font-style="italic" style:font-style-asian="italic" style:font-style-complex="italic"/>
    </style:style>
    <style:style style:name="T23_39" style:family="text">
      <style:text-properties fo:font-style="italic" style:font-style-asian="italic" style:font-style-complex="italic"/>
    </style:style>
    <style:style style:name="T23_40" style:family="text">
      <style:text-properties fo:font-style="italic" style:font-style-asian="italic" style:font-style-complex="italic"/>
    </style:style>
    <style:style style:name="T23_41" style:family="text">
      <style:text-properties fo:font-style="italic" style:font-style-asian="italic" style:font-style-complex="italic"/>
    </style:style>
    <style:style style:name="T23_42" style:family="text">
      <style:text-properties fo:font-style="italic" style:font-style-asian="italic" style:font-style-complex="italic"/>
    </style:style>
    <style:style style:name="T23_43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>
      <style:text-properties fo:font-style="italic" style:font-style-asian="italic" style:font-style-complex="italic"/>
    </style:style>
    <style:style style:name="T24_24" style:family="text">
      <style:text-properties fo:font-style="italic" style:font-style-asian="italic" style:font-style-complex="italic"/>
    </style:style>
    <style:style style:name="T24_25" style:family="text">
      <style:text-properties fo:font-style="italic" style:font-style-asian="italic" style:font-style-complex="italic"/>
    </style:style>
    <style:style style:name="T24_26" style:family="text">
      <style:text-properties fo:font-style="italic" style:font-style-asian="italic" style:font-style-complex="italic"/>
    </style:style>
    <style:style style:name="T24_27" style:family="text">
      <style:text-properties fo:font-style="italic" style:font-style-asian="italic" style:font-style-complex="italic"/>
    </style:style>
    <style:style style:name="T24_28" style:family="text">
      <style:text-properties fo:font-style="italic" style:font-style-asian="italic" style:font-style-complex="italic"/>
    </style:style>
    <style:style style:name="T24_29" style:family="text">
      <style:text-properties fo:font-style="italic" style:font-style-asian="italic" style:font-style-complex="italic"/>
    </style:style>
    <style:style style:name="T24_30" style:family="text">
      <style:text-properties fo:font-style="italic" style:font-style-asian="italic" style:font-style-complex="italic"/>
    </style:style>
    <style:style style:name="T24_31" style:family="text">
      <style:text-properties fo:font-style="italic" style:font-style-asian="italic" style:font-style-complex="italic"/>
    </style:style>
    <style:style style:name="T24_32" style:family="text">
      <style:text-properties fo:font-style="italic" style:font-style-asian="italic" style:font-style-complex="italic"/>
    </style:style>
    <style:style style:name="T24_33" style:family="text">
      <style:text-properties fo:font-style="italic" style:font-style-asian="italic" style:font-style-complex="italic"/>
    </style:style>
    <style:style style:name="T24_34" style:family="text">
      <style:text-properties fo:font-style="italic" style:font-style-asian="italic" style:font-style-complex="italic"/>
    </style:style>
    <style:style style:name="T24_35" style:family="text">
      <style:text-properties fo:font-style="italic" style:font-style-asian="italic" style:font-style-complex="italic"/>
    </style:style>
    <style:style style:name="T24_36" style:family="text">
      <style:text-properties fo:font-style="italic" style:font-style-asian="italic" style:font-style-complex="italic"/>
    </style:style>
    <style:style style:name="T24_37" style:family="text">
      <style:text-properties fo:font-style="italic" style:font-style-asian="italic" style:font-style-complex="italic"/>
    </style:style>
    <style:style style:name="T24_38" style:family="text"/>
    <style:style style:name="T24_39" style:family="text"/>
    <style:style style:name="T24_40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>
      <style:text-properties fo:font-style="italic" style:font-style-asian="italic" style:font-style-complex="italic"/>
    </style:style>
    <style:style style:name="T25_34" style:family="text">
      <style:text-properties fo:font-style="italic" style:font-style-asian="italic" style:font-style-complex="italic"/>
    </style:style>
    <style:style style:name="T25_35" style:family="text">
      <style:text-properties fo:font-style="italic" style:font-style-asian="italic" style:font-style-complex="italic"/>
    </style:style>
    <style:style style:name="T25_36" style:family="text">
      <style:text-properties fo:font-style="italic" style:font-style-asian="italic" style:font-style-complex="italic"/>
    </style:style>
    <style:style style:name="T25_37" style:family="text">
      <style:text-properties fo:font-style="italic" style:font-style-asian="italic" style:font-style-complex="italic"/>
    </style:style>
    <style:style style:name="T25_38" style:family="text">
      <style:text-properties fo:font-style="italic" style:font-style-asian="italic" style:font-style-complex="italic"/>
    </style:style>
    <style:style style:name="T25_39" style:family="text">
      <style:text-properties fo:font-style="italic" style:font-style-asian="italic" style:font-style-complex="italic"/>
    </style:style>
    <style:style style:name="T25_40" style:family="text"/>
    <style:style style:name="P26" style:family="paragraph" style:parent-style-name="Heading_20_1">
      <style:paragraph-properties fo:break-before="auto" fo:line-height="115%" style:writing-mode="lr-tb"/>
    </style:style>
    <style:style style:name="T26_1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>
      <style:text-properties fo:color="#1155cc" style:text-underline-style="solid" style:text-underline-color="font-color"/>
    </style:style>
    <style:style style:name="T27_5" style:family="text"/>
    <style:style style:name="T27_6" style:family="text">
      <style:text-properties fo:color="#1155cc" style:text-underline-style="solid" style:text-underline-color="font-color"/>
    </style:style>
    <style:style style:name="T27_7" style:family="text"/>
    <style:style style:name="T27_8" style:family="text">
      <style:text-properties fo:color="#1155cc" style:text-underline-style="solid" style:text-underline-color="font-color"/>
    </style:style>
    <style:style style:name="T27_9" style:family="text"/>
    <style:style style:name="T27_10" style:family="text">
      <style:text-properties fo:color="#1155cc" style:text-underline-style="solid" style:text-underline-color="font-color"/>
    </style:style>
    <style:style style:name="T27_11" style:family="text"/>
    <style:style style:name="T27_12" style:family="text">
      <style:text-properties fo:color="#1155cc" style:text-underline-style="solid" style:text-underline-color="font-color"/>
    </style:style>
    <style:style style:name="T27_13" style:family="text"/>
    <style:style style:name="T27_14" style:family="text">
      <style:text-properties fo:color="#1155cc" style:text-underline-style="solid" style:text-underline-color="font-color"/>
    </style:style>
    <style:style style:name="T27_15" style:family="text"/>
    <style:style style:name="T27_16" style:family="text">
      <style:text-properties fo:color="#1155cc" style:text-underline-style="solid" style:text-underline-color="font-color"/>
    </style:style>
    <style:style style:name="T27_17" style:family="text"/>
    <style:style style:name="T27_18" style:family="text">
      <style:text-properties fo:color="#1155cc" style:text-underline-style="solid" style:text-underline-color="font-color"/>
    </style:style>
    <style:style style:name="T27_19" style:family="text"/>
    <style:style style:name="T27_20" style:family="text">
      <style:text-properties fo:color="#1155cc" style:text-underline-style="solid" style:text-underline-color="font-color"/>
    </style:style>
    <style:style style:name="T27_21" style:family="text"/>
    <style:style style:name="T27_22" style:family="text">
      <style:text-properties fo:color="#1155cc" style:text-underline-style="solid" style:text-underline-color="font-color"/>
    </style:style>
    <style:style style:name="T27_23" style:family="text"/>
    <style:style style:name="T27_24" style:family="text">
      <style:text-properties fo:color="#1155cc" style:text-underline-style="solid" style:text-underline-color="font-color"/>
    </style:style>
    <style:style style:name="T27_25" style:family="text"/>
    <style:style style:name="T27_26" style:family="text">
      <style:text-properties fo:color="#1155cc" style:text-underline-style="solid" style:text-underline-color="font-color"/>
    </style:style>
    <style:style style:name="T27_27" style:family="text"/>
    <style:style style:name="T27_28" style:family="text">
      <style:text-properties fo:color="#1155cc" style:text-underline-style="solid" style:text-underline-color="font-color"/>
    </style:style>
    <style:style style:name="T27_29" style:family="text"/>
    <style:style style:name="T27_30" style:family="text">
      <style:text-properties fo:color="#1155cc" style:text-underline-style="solid" style:text-underline-color="font-color"/>
    </style:style>
    <style:style style:name="T27_31" style:family="text"/>
    <style:style style:name="T27_32" style:family="text">
      <style:text-properties fo:color="#1155cc" style:text-underline-style="solid" style:text-underline-color="font-color"/>
    </style:style>
    <style:style style:name="T27_33" style:family="text"/>
    <style:style style:name="T27_34" style:family="text">
      <style:text-properties fo:color="#1155cc" style:text-underline-style="solid" style:text-underline-color="font-color"/>
    </style:style>
    <style:style style:name="T27_35" style:family="text"/>
    <style:style style:name="T27_36" style:family="text">
      <style:text-properties fo:color="#1155cc" style:text-underline-style="solid" style:text-underline-color="font-color"/>
    </style:style>
    <style:style style:name="T27_37" style:family="text"/>
    <style:style style:name="T27_38" style:family="text">
      <style:text-properties fo:color="#1155cc" style:text-underline-style="solid" style:text-underline-color="font-color"/>
    </style:style>
    <style:style style:name="T27_39" style:family="text"/>
    <style:style style:name="T27_40" style:family="text">
      <style:text-properties fo:color="#1155cc" style:text-underline-style="solid" style:text-underline-color="font-color"/>
    </style:style>
    <style:style style:name="T27_41" style:family="text"/>
    <style:style style:name="T27_42" style:family="text">
      <style:text-properties fo:color="#1155cc" style:text-underline-style="solid" style:text-underline-color="font-color"/>
    </style:style>
    <style:style style:name="T27_43" style:family="text"/>
    <style:style style:name="T27_44" style:family="text">
      <style:text-properties fo:color="#1155cc" style:text-underline-style="solid" style:text-underline-color="font-color"/>
    </style:style>
    <style:style style:name="T27_45" style:family="text"/>
    <style:style style:name="T27_46" style:family="text">
      <style:text-properties fo:color="#1155cc" style:text-underline-style="solid" style:text-underline-color="font-color"/>
    </style:style>
    <style:style style:name="T27_47" style:family="text"/>
    <style:style style:name="T27_48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lbt59iignb67"/><text:bookmark-end text:name="h.lbt59iignb67"/><text:span text:style-name="T1_1">Comparing</text:span><text:span text:style-name="T1_2"><text:s/></text:span><text:span text:style-name="T1_3">GPGPU</text:span><text:span text:style-name="T1_4"><text:s/></text:span><text:span text:style-name="T1_5">using</text:span><text:span text:style-name="T1_6"><text:s/></text:span><text:span text:style-name="T1_7">OpenGL</text:span><text:span text:style-name="T1_8">,<text:s/></text:span><text:span text:style-name="T1_9">OpenCL</text:span><text:span text:style-name="T1_10">,<text:s/></text:span><text:span text:style-name="T1_11">DirectX</text:span><text:span text:style-name="T1_12"><text:s/></text:span><text:span text:style-name="T1_13">and</text:span><text:span text:style-name="T1_14"><text:s/></text:span><text:span text:style-name="T1_15">CUDA</text:span></text:p>
      <text:p text:style-name="P2"><text:span text:style-name="T2_1">Background</text:span></text:p>
      <text:p text:style-name="P3"><text:span text:style-name="T3_1">The</text:span><text:span text:style-name="T3_2"><text:s/></text:span><text:span text:style-name="T3_3">development</text:span><text:span text:style-name="T3_4"><text:s/></text:span><text:span text:style-name="T3_5">of</text:span><text:span text:style-name="T3_6"><text:s/></text:span><text:span text:style-name="T3_7">microprocessors</text:span><text:span text:style-name="T3_8"><text:s/></text:span><text:span text:style-name="T3_9">in</text:span><text:span text:style-name="T3_10"><text:s/></text:span><text:span text:style-name="T3_11">desktop</text:span><text:span text:style-name="T3_12"><text:s/></text:span><text:span text:style-name="T3_13">and</text:span><text:span text:style-name="T3_14"><text:s/></text:span><text:span text:style-name="T3_15">laptop</text:span><text:span text:style-name="T3_16"><text:s/></text:span><text:span text:style-name="T3_17">computers</text:span><text:span text:style-name="T3_18"><text:s/></text:span><text:span text:style-name="T3_19">and</text:span><text:span text:style-name="T3_20"><text:s/></text:span><text:span text:style-name="T3_21">other</text:span><text:span text:style-name="T3_22"><text:s/></text:span><text:span text:style-name="T3_23">devices</text:span><text:span text:style-name="T3_24"><text:s/></text:span><text:span text:style-name="T3_25">goes</text:span><text:span text:style-name="T3_26"><text:s/></text:span><text:span text:style-name="T3_27">more</text:span><text:span text:style-name="T3_28"><text:s/></text:span><text:span text:style-name="T3_29">and</text:span><text:span text:style-name="T3_30"><text:s/></text:span><text:span text:style-name="T3_31">more</text:span><text:span text:style-name="T3_32"><text:s/></text:span><text:span text:style-name="T3_33">towards</text:span><text:span text:style-name="T3_34"><text:s/></text:span><text:span text:style-name="T3_35">the</text:span><text:span text:style-name="T3_36"><text:s/></text:span><text:span text:style-name="T3_37">use</text:span><text:span text:style-name="T3_38"><text:s/></text:span><text:span text:style-name="T3_39">of</text:span><text:span text:style-name="T3_40"><text:s/></text:span><text:span text:style-name="T3_41">multicore</text:span><text:span text:style-name="T3_42"><text:s/></text:span><text:span text:style-name="T3_43">architectures</text:span><text:span text:style-name="T3_44">,<text:s/></text:span><text:span text:style-name="T3_45">this</text:span><text:span text:style-name="T3_46"><text:s/></text:span><text:span text:style-name="T3_47">because</text:span><text:span text:style-name="T3_48"><text:s/></text:span><text:span text:style-name="T3_49">the</text:span><text:span text:style-name="T3_50"><text:s/></text:span><text:span text:style-name="T3_51">theoretical</text:span><text:span text:style-name="T3_52"><text:s/></text:span><text:span text:style-name="T3_53">limit</text:span><text:span text:style-name="T3_54"><text:s/></text:span><text:span text:style-name="T3_55">for</text:span><text:span text:style-name="T3_56"><text:s/></text:span><text:span text:style-name="T3_57">transistor</text:span><text:span text:style-name="T3_58"><text:s/></text:span><text:span text:style-name="T3_59">frequency</text:span><text:span text:style-name="T3_60"><text:s/></text:span><text:span text:style-name="T3_61">is</text:span><text:span text:style-name="T3_62"><text:s/></text:span><text:span text:style-name="T3_63">nearly</text:span><text:span text:style-name="T3_64"><text:s/></text:span><text:span text:style-name="T3_65">reached</text:span><text:span text:style-name="T3_66">.<text:s/></text:span><text:span text:style-name="T3_67">It</text:span><text:span text:style-name="T3_68"><text:s/></text:span><text:span text:style-name="T3_69">gives</text:span><text:span text:style-name="T3_70"><text:s/></text:span><text:span text:style-name="T3_71">an</text:span><text:span text:style-name="T3_72"><text:s/></text:span><text:span text:style-name="T3_73">increased</text:span><text:span text:style-name="T3_74"><text:s/></text:span><text:span text:style-name="T3_75">focus</text:span><text:span text:style-name="T3_76"><text:s/></text:span><text:span text:style-name="T3_77">on</text:span><text:span text:style-name="T3_78"><text:s/></text:span><text:span text:style-name="T3_79">the</text:span><text:span text:style-name="T3_80"><text:s/></text:span><text:span text:style-name="T3_81">parallelization</text:span><text:span text:style-name="T3_82"><text:s/></text:span><text:span text:style-name="T3_83">of</text:span><text:span text:style-name="T3_84"><text:s/></text:span><text:span text:style-name="T3_85">software</text:span><text:span text:style-name="T3_86"><text:s/></text:span><text:span text:style-name="T3_87">to</text:span><text:span text:style-name="T3_88"><text:s/></text:span><text:span text:style-name="T3_89">be</text:span><text:span text:style-name="T3_90"><text:s/></text:span><text:span text:style-name="T3_91">able</text:span><text:span text:style-name="T3_92"><text:s/></text:span><text:span text:style-name="T3_93">to</text:span><text:span text:style-name="T3_94"><text:s/></text:span><text:span text:style-name="T3_95">use</text:span><text:span text:style-name="T3_96"><text:s/></text:span><text:span text:style-name="T3_97">the</text:span><text:span text:style-name="T3_98"><text:s/></text:span><text:span text:style-name="T3_99">system</text:span><text:span text:style-name="T3_100"><text:s/></text:span><text:span text:style-name="T3_101">as</text:span><text:span text:style-name="T3_102"><text:s/></text:span><text:span text:style-name="T3_103">efficiently</text:span><text:span text:style-name="T3_104"><text:s/></text:span><text:span text:style-name="T3_105">as</text:span><text:span text:style-name="T3_106"><text:s/></text:span><text:span text:style-name="T3_107">possible</text:span><text:span text:style-name="T3_108">.</text:span></text:p>
      <text:p text:style-name="P4"><text:span text:style-name="T4_1">The</text:span><text:span text:style-name="T4_2"><text:s/></text:span><text:span text:style-name="T4_3">development</text:span><text:span text:style-name="T4_4"><text:s/></text:span><text:span text:style-name="T4_5">of</text:span><text:span text:style-name="T4_6"><text:s/></text:span><text:span text:style-name="T4_7">graphical</text:span><text:span text:style-name="T4_8"><text:s/></text:span><text:span text:style-name="T4_9">processing</text:span><text:span text:style-name="T4_10"><text:s/></text:span><text:span text:style-name="T4_11">units</text:span><text:span text:style-name="T4_12"><text:s/>(</text:span><text:span text:style-name="T4_13">GPUs</text:span><text:span text:style-name="T4_14">)<text:s/></text:span><text:span text:style-name="T4_15">found</text:span><text:span text:style-name="T4_16"><text:s/></text:span><text:span text:style-name="T4_17">in</text:span><text:span text:style-name="T4_18"><text:s/></text:span><text:span text:style-name="T4_19">most</text:span><text:span text:style-name="T4_20"><text:s/></text:span><text:span text:style-name="T4_21">modern</text:span><text:span text:style-name="T4_22"><text:s/></text:span><text:span text:style-name="T4_23">computers</text:span><text:span text:style-name="T4_24"><text:s/></text:span><text:span text:style-name="T4_25">have</text:span><text:span text:style-name="T4_26"><text:s/></text:span><text:span text:style-name="T4_27">become</text:span><text:span text:style-name="T4_28"><text:s/></text:span><text:span text:style-name="T4_29">more</text:span><text:span text:style-name="T4_30"><text:s/></text:span><text:span text:style-name="T4_31">sophisticated</text:span><text:span text:style-name="T4_32">,<text:s/></text:span><text:span text:style-name="T4_33">providing</text:span><text:span text:style-name="T4_34"><text:s/></text:span><text:span text:style-name="T4_35">an</text:span><text:span text:style-name="T4_36"><text:s/></text:span><text:span text:style-name="T4_37">opportunity</text:span><text:span text:style-name="T4_38"><text:s/></text:span><text:span text:style-name="T4_39">to</text:span><text:span text:style-name="T4_40"><text:s/></text:span><text:span text:style-name="T4_41">take</text:span><text:span text:style-name="T4_42"><text:s/></text:span><text:span text:style-name="T4_43">advantage</text:span><text:span text:style-name="T4_44"><text:s/></text:span><text:span text:style-name="T4_45">of</text:span><text:span text:style-name="T4_46"><text:s/></text:span><text:span text:style-name="T4_47">the</text:span><text:span text:style-name="T4_48"><text:s/></text:span><text:span text:style-name="T4_49">extra</text:span><text:span text:style-name="T4_50"><text:s/></text:span><text:span text:style-name="T4_51">processing</text:span><text:span text:style-name="T4_52"><text:s/></text:span><text:span text:style-name="T4_53">power</text:span><text:span text:style-name="T4_54"><text:s/></text:span><text:span text:style-name="T4_55">of</text:span><text:span text:style-name="T4_56"><text:s/></text:span><text:span text:style-name="T4_57">GPUs</text:span><text:span text:style-name="T4_58"><text:s/></text:span><text:span text:style-name="T4_59">for</text:span><text:span text:style-name="T4_60"><text:s/></text:span><text:span text:style-name="T4_61">certain</text:span><text:span text:style-name="T4_62"><text:s/></text:span><text:span text:style-name="T4_63">types</text:span><text:span text:style-name="T4_64"><text:s/></text:span><text:span text:style-name="T4_65">of</text:span><text:span text:style-name="T4_66"><text:s/></text:span><text:span text:style-name="T4_67">computationally</text:span><text:span text:style-name="T4_68"><text:s/></text:span><text:span text:style-name="T4_69">intensive</text:span><text:span text:style-name="T4_70"><text:s/></text:span><text:span text:style-name="T4_71">tasks</text:span><text:span text:style-name="T4_72">.<text:s/></text:span><text:span text:style-name="T4_73">By</text:span><text:span text:style-name="T4_74"><text:s/></text:span><text:span text:style-name="T4_75">being</text:span><text:span text:style-name="T4_76"><text:s/></text:span><text:span text:style-name="T4_77">able</text:span><text:span text:style-name="T4_78"><text:s/></text:span><text:span text:style-name="T4_79">to</text:span><text:span text:style-name="T4_80"><text:s/></text:span><text:span text:style-name="T4_81">utilize</text:span><text:span text:style-name="T4_82"><text:s/></text:span><text:span text:style-name="T4_83">GPU</text:span><text:span text:style-name="T4_84"><text:s/></text:span><text:span text:style-name="T4_85">technology</text:span><text:span text:style-name="T4_86">,<text:s/></text:span><text:span text:style-name="T4_87">new</text:span><text:span text:style-name="T4_88"><text:s/></text:span><text:span text:style-name="T4_89">possibilities</text:span><text:span text:style-name="T4_90"><text:s/></text:span><text:span text:style-name="T4_91">for</text:span><text:span text:style-name="T4_92"><text:s/></text:span><text:span text:style-name="T4_93">calculations</text:span><text:span text:style-name="T4_94"><text:s/></text:span><text:span text:style-name="T4_95">opens</text:span><text:span text:style-name="T4_96"><text:s/></text:span><text:span text:style-name="T4_97">up</text:span><text:span text:style-name="T4_98"><text:s/></text:span><text:span text:style-name="T4_99">and</text:span><text:span text:style-name="T4_100"><text:s/></text:span><text:span text:style-name="T4_101">systems</text:span><text:span text:style-name="T4_102"><text:s/></text:span><text:span text:style-name="T4_103">can</text:span><text:span text:style-name="T4_104"><text:s/></text:span><text:span text:style-name="T4_105">be</text:span><text:span text:style-name="T4_106"><text:s/></text:span><text:span text:style-name="T4_107">improved</text:span><text:span text:style-name="T4_108"><text:s/></text:span><text:span text:style-name="T4_109">to</text:span><text:span text:style-name="T4_110"><text:s/></text:span><text:span text:style-name="T4_111">be</text:span><text:span text:style-name="T4_112"><text:s/></text:span><text:span text:style-name="T4_113">faster</text:span><text:span text:style-name="T4_114">.</text:span></text:p>
      <text:p text:style-name="P5"><text:span text:style-name="T5_1">The</text:span><text:span text:style-name="T5_2"><text:s/></text:span><text:span text:style-name="T5_3">concept</text:span><text:span text:style-name="T5_4"><text:s/></text:span><text:span text:style-name="T5_5">of</text:span><text:span text:style-name="T5_6"><text:s/></text:span><text:span text:style-name="T5_7">general</text:span><text:span text:style-name="T5_8">-</text:span><text:span text:style-name="T5_9">purpose</text:span><text:span text:style-name="T5_10"><text:s/></text:span><text:span text:style-name="T5_11">computing</text:span><text:span text:style-name="T5_12"><text:s/></text:span><text:span text:style-name="T5_13">on</text:span><text:span text:style-name="T5_14"><text:s/></text:span><text:span text:style-name="T5_15">graphics</text:span><text:span text:style-name="T5_16"><text:s/></text:span><text:span text:style-name="T5_17">processing</text:span><text:span text:style-name="T5_18"><text:s/></text:span><text:span text:style-name="T5_19">units</text:span><text:span text:style-name="T5_20"><text:s/>(</text:span><text:span text:style-name="T5_21">GPGPU</text:span><text:span text:style-name="T5_22">)<text:s/></text:span><text:span text:style-name="T5_23">is</text:span><text:span text:style-name="T5_24"><text:s/></text:span><text:span text:style-name="T5_25">made</text:span><text:span text:style-name="T5_26"><text:s/></text:span><text:span text:style-name="T5_27">available</text:span><text:span text:style-name="T5_28"><text:s/></text:span><text:span text:style-name="T5_29">through</text:span><text:span text:style-name="T5_30"><text:s/></text:span><text:span text:style-name="T5_31">the</text:span><text:span text:style-name="T5_32"><text:s/></text:span><text:span text:style-name="T5_33">development</text:span><text:span text:style-name="T5_34"><text:s/></text:span><text:span text:style-name="T5_35">of</text:span><text:span text:style-name="T5_36"><text:s/></text:span><text:span text:style-name="T5_37">programmable</text:span><text:span text:style-name="T5_38"><text:s/></text:span><text:span text:style-name="T5_39">shaders</text:span><text:span text:style-name="T5_40"><text:s/></text:span><text:span text:style-name="T5_41">and</text:span><text:span text:style-name="T5_42"><text:s/></text:span><text:span text:style-name="T5_43">floating</text:span><text:span text:style-name="T5_44">-</text:span><text:span text:style-name="T5_45">point</text:span><text:span text:style-name="T5_46"><text:s/></text:span><text:span text:style-name="T5_47">support</text:span><text:span text:style-name="T5_48"><text:s/></text:span><text:span text:style-name="T5_49">in</text:span><text:span text:style-name="T5_50"><text:s/></text:span><text:span text:style-name="T5_51">GPUs</text:span><text:span text:style-name="T5_52">.<text:s/></text:span><text:span text:style-name="T5_53">Essentially</text:span><text:span text:style-name="T5_54"><text:s/></text:span><text:span text:style-name="T5_55">any</text:span><text:span text:style-name="T5_56"><text:s/></text:span><text:span text:style-name="T5_57">language</text:span><text:span text:style-name="T5_58"><text:s/></text:span><text:span text:style-name="T5_59">that</text:span><text:span text:style-name="T5_60"><text:s/></text:span><text:span text:style-name="T5_61">is</text:span><text:span text:style-name="T5_62"><text:s/></text:span><text:span text:style-name="T5_63">able</text:span><text:span text:style-name="T5_64"><text:s/></text:span><text:span text:style-name="T5_65">to</text:span><text:span text:style-name="T5_66"><text:s/></text:span><text:span text:style-name="T5_67">run</text:span><text:span text:style-name="T5_68"><text:s/></text:span><text:span text:style-name="T5_69">code</text:span><text:span text:style-name="T5_70"><text:s/></text:span><text:span text:style-name="T5_71">on</text:span><text:span text:style-name="T5_72"><text:s/></text:span><text:span text:style-name="T5_73">the</text:span><text:span text:style-name="T5_74"><text:s/></text:span><text:span text:style-name="T5_75">CPU</text:span><text:span text:style-name="T5_76"><text:s/></text:span><text:span text:style-name="T5_77">that</text:span><text:span text:style-name="T5_78"><text:s/></text:span><text:span text:style-name="T5_79">poll</text:span><text:span text:style-name="T5_80"><text:s/></text:span><text:span text:style-name="T5_81">return</text:span><text:span text:style-name="T5_82"><text:s/></text:span><text:span text:style-name="T5_83">values</text:span><text:span text:style-name="T5_84"><text:s/></text:span><text:span text:style-name="T5_85">from</text:span><text:span text:style-name="T5_86"><text:s/></text:span><text:span text:style-name="T5_87">a</text:span><text:span text:style-name="T5_88"><text:s/></text:span><text:span text:style-name="T5_89">GPU</text:span><text:span text:style-name="T5_90"><text:s/></text:span><text:span text:style-name="T5_91">shader</text:span><text:span text:style-name="T5_92"><text:s/></text:span><text:span text:style-name="T5_93">can</text:span><text:span text:style-name="T5_94"><text:s/></text:span><text:span text:style-name="T5_95">create</text:span><text:span text:style-name="T5_96"><text:s/></text:span><text:span text:style-name="T5_97">a</text:span><text:span text:style-name="T5_98"><text:s/></text:span><text:span text:style-name="T5_99">GPGPU</text:span><text:span text:style-name="T5_100"><text:s/></text:span><text:span text:style-name="T5_101">framework</text:span><text:span text:style-name="T5_102">.</text:span></text:p>
      <text:p text:style-name="P6"><text:span text:style-name="T6_1">However</text:span><text:span text:style-name="T6_2"><text:s/></text:span><text:span text:style-name="T6_3">some</text:span><text:span text:style-name="T6_4"><text:s/></text:span><text:span text:style-name="T6_5">systems</text:span><text:span text:style-name="T6_6"><text:s/></text:span><text:span text:style-name="T6_7">may</text:span><text:span text:style-name="T6_8"><text:s/></text:span><text:span text:style-name="T6_9">be</text:span><text:span text:style-name="T6_10"><text:s/></text:span><text:span text:style-name="T6_11">more</text:span><text:span text:style-name="T6_12"><text:s/></text:span><text:span text:style-name="T6_13">or</text:span><text:span text:style-name="T6_14"><text:s/></text:span><text:span text:style-name="T6_15">less</text:span><text:span text:style-name="T6_16"><text:s/></text:span><text:span text:style-name="T6_17">prepared</text:span><text:span text:style-name="T6_18"><text:s/></text:span><text:span text:style-name="T6_19">for</text:span><text:span text:style-name="T6_20"><text:s/></text:span><text:span text:style-name="T6_21">the</text:span><text:span text:style-name="T6_22"><text:s/></text:span><text:span text:style-name="T6_23">use</text:span><text:span text:style-name="T6_24"><text:s/></text:span><text:span text:style-name="T6_25">of</text:span><text:span text:style-name="T6_26"><text:s/></text:span><text:span text:style-name="T6_27">GPU</text:span><text:span text:style-name="T6_28">-</text:span><text:span text:style-name="T6_29">accelerated</text:span><text:span text:style-name="T6_30"><text:s/></text:span><text:span text:style-name="T6_31">computing</text:span><text:span text:style-name="T6_32">.<text:s/></text:span><text:span text:style-name="T6_33">In</text:span><text:span text:style-name="T6_34"><text:s/></text:span><text:span text:style-name="T6_35">general</text:span><text:span text:style-name="T6_36"><text:s/></text:span><text:span text:style-name="T6_37">one</text:span><text:span text:style-name="T6_38"><text:s/></text:span><text:span text:style-name="T6_39">can</text:span><text:span text:style-name="T6_40"><text:s/></text:span><text:span text:style-name="T6_41">expect</text:span><text:span text:style-name="T6_42"><text:s/></text:span><text:span text:style-name="T6_43">a</text:span><text:span text:style-name="T6_44"><text:s/></text:span><text:span text:style-name="T6_45">proprietary</text:span><text:span text:style-name="T6_46"><text:s/></text:span><text:span text:style-name="T6_47">framework</text:span><text:span text:style-name="T6_48"><text:s/></text:span><text:span text:style-name="T6_49">can</text:span><text:span text:style-name="T6_50"><text:s/></text:span><text:span text:style-name="T6_51">be</text:span><text:span text:style-name="T6_52"><text:s/></text:span><text:span text:style-name="T6_53">expected</text:span><text:span text:style-name="T6_54"><text:s/></text:span><text:span text:style-name="T6_55">to</text:span><text:span text:style-name="T6_56"><text:s/></text:span><text:span text:style-name="T6_57">work</text:span><text:span text:style-name="T6_58"><text:s/></text:span><text:span text:style-name="T6_59">better</text:span><text:span text:style-name="T6_60"><text:s/></text:span><text:span text:style-name="T6_61">than</text:span><text:span text:style-name="T6_62"><text:s/></text:span><text:span text:style-name="T6_63">a</text:span><text:span text:style-name="T6_64"><text:s/></text:span><text:span text:style-name="T6_65">cross</text:span><text:span text:style-name="T6_66">-</text:span><text:span text:style-name="T6_67">platform</text:span><text:span text:style-name="T6_68"><text:s/></text:span><text:span text:style-name="T6_69">GPGPU</text:span><text:span text:style-name="T6_70"><text:s/></text:span><text:span text:style-name="T6_71">platform</text:span><text:span text:style-name="T6_72">.</text:span></text:p>
      <text:p text:style-name="P7"><text:span text:style-name="T7_1">Compare</text:span><text:span text:style-name="T7_2"><text:s/></text:span><text:span text:style-name="T7_3">the</text:span><text:span text:style-name="T7_4"><text:s/></text:span><text:span text:style-name="T7_5">implementation</text:span><text:span text:style-name="T7_6"><text:s/></text:span><text:span text:style-name="T7_7">of</text:span><text:span text:style-name="T7_8"><text:s/></text:span><text:span text:style-name="T7_9">a</text:span><text:span text:style-name="T7_10"><text:s/></text:span><text:span text:style-name="T7_11">parallelizable</text:span><text:span text:style-name="T7_12"><text:s/></text:span><text:span text:style-name="T7_13">algorithm</text:span><text:span text:style-name="T7_14"><text:s/></text:span><text:span text:style-name="T7_15">with</text:span><text:span text:style-name="T7_16"><text:s/></text:span><text:span text:style-name="T7_17">OpenGL</text:span><text:span text:style-name="T7_18"><text:s/></text:span><text:span text:style-name="T7_19">Compute</text:span><text:span text:style-name="T7_20"><text:s/></text:span><text:span text:style-name="T7_21">Shader</text:span><text:span text:style-name="T7_22">,<text:s/></text:span><text:span text:style-name="T7_23">OpenCL</text:span><text:span text:style-name="T7_24">,<text:s/></text:span><text:span text:style-name="T7_25">DirectX</text:span><text:span text:style-name="T7_26"><text:s/>12<text:s/>(</text:span><text:span text:style-name="T7_27">DirectCompute</text:span><text:span text:style-name="T7_28"><text:s/>12)<text:s/></text:span><text:span text:style-name="T7_29">and</text:span><text:span text:style-name="T7_30"><text:s/></text:span><text:span text:style-name="T7_31">CUDA</text:span><text:span text:style-name="T7_32">.</text:span></text:p>
      <text:list text:style-name="LS1" xml:id="list0">
        <text:list-item>
          <text:p text:style-name="P8"><text:span text:style-name="T8_1">Implement</text:span><text:span text:style-name="T8_2"><text:s/></text:span><text:span text:style-name="T8_3">a</text:span><text:span text:style-name="T8_4"><text:s/></text:span><text:span text:style-name="T8_5">massive</text:span><text:span text:style-name="T8_6"><text:s/></text:span><text:span text:style-name="T8_7">parallelizable</text:span><text:span text:style-name="T8_8"><text:s/></text:span><text:span text:style-name="T8_9">algorithm</text:span><text:span text:style-name="T8_10"><text:s/></text:span><text:span text:style-name="T8_11">with</text:span><text:span text:style-name="T8_12"><text:s/></text:span><text:span text:style-name="T8_13">OpenGL</text:span><text:span text:style-name="T8_14"><text:s/></text:span><text:span text:style-name="T8_15">Compute</text:span><text:span text:style-name="T8_16"><text:s/></text:span><text:span text:style-name="T8_17">Shader</text:span><text:span text:style-name="T8_18">,<text:s/></text:span><text:span text:style-name="T8_19">OpenCL</text:span><text:span text:style-name="T8_20">,<text:s/></text:span><text:span text:style-name="T8_21">DirectCompute</text:span><text:span text:style-name="T8_22"><text:s/></text:span><text:span text:style-name="T8_23">and</text:span><text:span text:style-name="T8_24"><text:s/></text:span><text:span text:style-name="T8_25">CUDA</text:span><text:span text:style-name="T8_26">.</text:span></text:p>
        </text:list-item>
        <text:list-item>
          <text:p text:style-name="P9"><text:span text:style-name="T9_1">Measure</text:span><text:span text:style-name="T9_2"><text:s/></text:span><text:span text:style-name="T9_3">and</text:span><text:span text:style-name="T9_4"><text:s/></text:span><text:span text:style-name="T9_5">compare</text:span><text:span text:style-name="T9_6"><text:s/></text:span><text:span text:style-name="T9_7">the</text:span><text:span text:style-name="T9_8"><text:s/></text:span><text:span text:style-name="T9_9">capacity</text:span><text:span text:style-name="T9_10"><text:s/></text:span><text:span text:style-name="T9_11">of</text:span><text:span text:style-name="T9_12"><text:s/></text:span><text:span text:style-name="T9_13">the</text:span><text:span text:style-name="T9_14"><text:s/></text:span><text:span text:style-name="T9_15">different</text:span><text:span text:style-name="T9_16"><text:s/></text:span><text:span text:style-name="T9_17">implementations</text:span><text:span text:style-name="T9_18"><text:s/></text:span><text:span text:style-name="T9_19">of</text:span><text:span text:style-name="T9_20"><text:s/></text:span><text:span text:style-name="T9_21">a</text:span><text:span text:style-name="T9_22"><text:s/></text:span><text:span text:style-name="T9_23">massive</text:span><text:span text:style-name="T9_24"><text:s/></text:span><text:span text:style-name="T9_25">parallelizable</text:span><text:span text:style-name="T9_26"><text:s/></text:span><text:span text:style-name="T9_27">algorithm</text:span><text:span text:style-name="T9_28">.</text:span></text:p>
        </text:list-item>
        <text:list-item>
          <text:p text:style-name="P10"><text:span text:style-name="T10_1">Document</text:span><text:span text:style-name="T10_2"><text:s/></text:span><text:span text:style-name="T10_3">the</text:span><text:span text:style-name="T10_4"><text:s/></text:span><text:span text:style-name="T10_5">differences</text:span><text:span text:style-name="T10_6"><text:s/></text:span><text:span text:style-name="T10_7">of</text:span><text:span text:style-name="T10_8"><text:s/></text:span><text:span text:style-name="T10_9">using</text:span><text:span text:style-name="T10_10"><text:s/></text:span><text:span text:style-name="T10_11">the</text:span><text:span text:style-name="T10_12"><text:s/></text:span><text:span text:style-name="T10_13">different</text:span><text:span text:style-name="T10_14"><text:s/></text:span><text:span text:style-name="T10_15">ways</text:span><text:span text:style-name="T10_16"><text:s/></text:span><text:span text:style-name="T10_17">of</text:span><text:span text:style-name="T10_18"><text:s/></text:span><text:span text:style-name="T10_19">GPU</text:span><text:span text:style-name="T10_20">-</text:span><text:span text:style-name="T10_21">programing</text:span><text:span text:style-name="T10_22">.</text:span></text:p>
        </text:list-item>
      </text:list>
      <text:h text:style-name="P11" text:outline-level="10"><text:bookmark-start text:name="h.32312bbhlsgh"/><text:bookmark-end text:name="h.32312bbhlsgh"/><text:span text:style-name="T11_1">Literature</text:span></text:h>
      <text:p text:style-name="P12"><text:span text:style-name="T12_1">CUDA</text:span><text:span text:style-name="T12_2">:<text:s/></text:span><text:span text:style-name="T12_3">http</text:span><text:span text:style-name="T12_4">://</text:span><text:span text:style-name="T12_5">docs</text:span><text:span text:style-name="T12_6">.</text:span><text:span text:style-name="T12_7">nvidia</text:span><text:span text:style-name="T12_8">.</text:span><text:span text:style-name="T12_9">com</text:span><text:span text:style-name="T12_10">/</text:span><text:span text:style-name="T12_11">cuda</text:span><text:span text:style-name="T12_12">/</text:span><text:span text:style-name="T12_13">cuda</text:span><text:span text:style-name="T12_14">-</text:span><text:span text:style-name="T12_15">c</text:span><text:span text:style-name="T12_16">-</text:span><text:span text:style-name="T12_17">programming</text:span><text:span text:style-name="T12_18">-</text:span><text:span text:style-name="T12_19">guide</text:span><text:span text:style-name="T12_20">/#</text:span><text:span text:style-name="T12_21">introduction</text:span></text:p>
      <text:p text:style-name="P13"><text:span text:style-name="T13_1">DirectCompute</text:span><text:span text:style-name="T13_2"><text:s/>(11):<text:s/></text:span><text:span text:style-name="T13_3">https</text:span><text:span text:style-name="T13_4">://</text:span><text:span text:style-name="T13_5">msdn</text:span><text:span text:style-name="T13_6">.</text:span><text:span text:style-name="T13_7">microsoft</text:span><text:span text:style-name="T13_8">.</text:span><text:span text:style-name="T13_9">com</text:span><text:span text:style-name="T13_10">/</text:span><text:span text:style-name="T13_11">en</text:span><text:span text:style-name="T13_12">-</text:span><text:span text:style-name="T13_13">us</text:span><text:span text:style-name="T13_14">/</text:span><text:span text:style-name="T13_15">library</text:span><text:span text:style-name="T13_16">/</text:span><text:span text:style-name="T13_17">ff</text:span><text:span text:style-name="T13_18">476330(</text:span><text:span text:style-name="T13_19">v</text:span><text:span text:style-name="T13_20">=</text:span><text:span text:style-name="T13_21">vs</text:span><text:span text:style-name="T13_22">.85).</text:span><text:span text:style-name="T13_23">aspx</text:span></text:p>
      <text:p text:style-name="P14"><text:span text:style-name="T14_1">OpenCL</text:span><text:span text:style-name="T14_2">:<text:s/></text:span><text:span text:style-name="T14_3">https</text:span><text:span text:style-name="T14_4">://</text:span><text:span text:style-name="T14_5">www</text:span><text:span text:style-name="T14_6">.</text:span><text:span text:style-name="T14_7">khronos</text:span><text:span text:style-name="T14_8">.</text:span><text:span text:style-name="T14_9">org</text:span><text:span text:style-name="T14_10">/</text:span><text:span text:style-name="T14_11">opencl</text:span><text:span text:style-name="T14_12">/</text:span></text:p>
      <text:p text:style-name="P15"><text:span text:style-name="T15_1">OpenGL</text:span><text:span text:style-name="T15_2">:<text:s/></text:span><text:span text:style-name="T15_3">https</text:span><text:span text:style-name="T15_4">://</text:span><text:span text:style-name="T15_5">www</text:span><text:span text:style-name="T15_6">.</text:span><text:span text:style-name="T15_7">opengl</text:span><text:span text:style-name="T15_8">.</text:span><text:span text:style-name="T15_9">org</text:span><text:span text:style-name="T15_10">/</text:span><text:span text:style-name="T15_11">wiki</text:span><text:span text:style-name="T15_12">/</text:span><text:span text:style-name="T15_13">OpenGL</text:span><text:span text:style-name="T15_14">_</text:span><text:span text:style-name="T15_15">Shading</text:span><text:span text:style-name="T15_16">_</text:span><text:span text:style-name="T15_17">Language</text:span></text:p>
      <text:p text:style-name="P16"><text:span text:style-name="T16_1">Other</text:span><text:span text:style-name="T16_2">:<text:s/></text:span><text:span text:style-name="T16_3">Course</text:span><text:span text:style-name="T16_4"><text:s/></text:span><text:span text:style-name="T16_5">material</text:span><text:span text:style-name="T16_6"><text:s/></text:span><text:span text:style-name="T16_7">from</text:span><text:span text:style-name="T16_8"><text:s/></text:span><text:span text:style-name="T16_9">TDDD</text:span><text:span text:style-name="T16_10">56<text:s/></text:span><text:span text:style-name="T16_11">Multicore</text:span><text:span text:style-name="T16_12"><text:s/></text:span><text:span text:style-name="T16_13">and</text:span><text:span text:style-name="T16_14"><text:s/></text:span><text:span text:style-name="T16_15">GPU</text:span><text:span text:style-name="T16_16"><text:s/></text:span><text:span text:style-name="T16_17">Programming</text:span><text:span text:style-name="T16_18"><text:s/></text:span><text:span text:style-name="T16_19">and</text:span><text:span text:style-name="T16_20"><text:s/></text:span><text:span text:style-name="T16_21">other</text:span><text:span text:style-name="T16_22"><text:s/></text:span><text:span text:style-name="T16_23">thesis</text:span><text:span text:style-name="T16_24"><text:s/></text:span><text:span text:style-name="T16_25">work</text:span><text:span text:style-name="T16_26">.</text:span></text:p>
      <text:p text:style-name="P17"><text:span text:style-name="T17_1">Du</text:span><text:span text:style-name="T17_2">,<text:s/></text:span><text:span text:style-name="T17_3">P</text:span><text:span text:style-name="T17_4">.,<text:s/></text:span><text:span text:style-name="T17_5">Weber</text:span><text:span text:style-name="T17_6">,<text:s/></text:span><text:span text:style-name="T17_7">R</text:span><text:span text:style-name="T17_8">.,<text:s/></text:span><text:span text:style-name="T17_9">Luszczek</text:span><text:span text:style-name="T17_10">,<text:s/></text:span><text:span text:style-name="T17_11">P</text:span><text:span text:style-name="T17_12">.,<text:s/></text:span><text:span text:style-name="T17_13">Tomov</text:span><text:span text:style-name="T17_14">,<text:s/></text:span><text:span text:style-name="T17_15">S</text:span><text:span text:style-name="T17_16">.,<text:s/></text:span><text:span text:style-name="T17_17">Peterson</text:span><text:span text:style-name="T17_18">,<text:s/></text:span><text:span text:style-name="T17_19">G</text:span><text:span text:style-name="T17_20">.,<text:s/>&amp;<text:s/></text:span><text:span text:style-name="T17_21">Dongarra</text:span><text:span text:style-name="T17_22">,<text:s/></text:span><text:span text:style-name="T17_23">J</text:span><text:span text:style-name="T17_24">.<text:s/>(2012).<text:s/></text:span><text:span text:style-name="T17_25">From</text:span><text:span text:style-name="T17_26"><text:s/></text:span><text:span text:style-name="T17_27">CUDA</text:span><text:span text:style-name="T17_28"><text:s/></text:span><text:span text:style-name="T17_29">to</text:span><text:span text:style-name="T17_30"><text:s/></text:span><text:span text:style-name="T17_31">OpenCL</text:span><text:span text:style-name="T17_32">:<text:s/></text:span><text:span text:style-name="T17_33">Towards</text:span><text:span text:style-name="T17_34"><text:s/></text:span><text:span text:style-name="T17_35">a</text:span><text:span text:style-name="T17_36"><text:s/></text:span><text:span text:style-name="T17_37">performance</text:span><text:span text:style-name="T17_38">-</text:span><text:span text:style-name="T17_39">portable</text:span><text:span text:style-name="T17_40"><text:s/></text:span><text:span text:style-name="T17_41">solution</text:span><text:span text:style-name="T17_42"><text:s/></text:span><text:span text:style-name="T17_43">for</text:span><text:span text:style-name="T17_44"><text:s/></text:span><text:span text:style-name="T17_45">multi</text:span><text:span text:style-name="T17_46">-</text:span><text:span text:style-name="T17_47">platform</text:span><text:span text:style-name="T17_48"><text:s/></text:span><text:span text:style-name="T17_49">GPU</text:span><text:span text:style-name="T17_50"><text:s/></text:span><text:span text:style-name="T17_51">programming</text:span><text:span text:style-name="T17_52">.<text:s/></text:span><text:span text:style-name="T17_53">Parallel</text:span><text:span text:style-name="T17_54"><text:s/></text:span><text:span text:style-name="T17_55">Computing</text:span><text:span text:style-name="T17_56">,<text:s/></text:span><text:span text:style-name="T17_57">38</text:span><text:span text:style-name="T17_58">(8),<text:s/>391-407.</text:span></text:p>
      <text:p text:style-name="P18"><text:span text:style-name="T18_1">Fang</text:span><text:span text:style-name="T18_2">,<text:s/></text:span><text:span text:style-name="T18_3">J</text:span><text:span text:style-name="T18_4">.,<text:s/></text:span><text:span text:style-name="T18_5">Varbanescu</text:span><text:span text:style-name="T18_6">,<text:s/></text:span><text:span text:style-name="T18_7">A</text:span><text:span text:style-name="T18_8">.<text:s/></text:span><text:span text:style-name="T18_9">L</text:span><text:span text:style-name="T18_10">.,<text:s/>&amp;<text:s/></text:span><text:span text:style-name="T18_11">Sips</text:span><text:span text:style-name="T18_12">,<text:s/></text:span><text:span text:style-name="T18_13">H</text:span><text:span text:style-name="T18_14">.<text:s/>(2011).<text:s/></text:span><text:span text:style-name="T18_15">A</text:span><text:span text:style-name="T18_16"><text:s/></text:span><text:span text:style-name="T18_17">comprehensive</text:span><text:span text:style-name="T18_18"><text:s/></text:span><text:span text:style-name="T18_19">performance</text:span><text:span text:style-name="T18_20"><text:s/></text:span><text:span text:style-name="T18_21">comparison</text:span><text:span text:style-name="T18_22"><text:s/></text:span><text:span text:style-name="T18_23">of</text:span><text:span text:style-name="T18_24"><text:s/></text:span><text:span text:style-name="T18_25">CUDA</text:span><text:span text:style-name="T18_26"><text:s/></text:span><text:span text:style-name="T18_27">and</text:span><text:span text:style-name="T18_28"><text:s/></text:span><text:span text:style-name="T18_29">OpenCL</text:span><text:span text:style-name="T18_30">.<text:s/></text:span><text:span text:style-name="T18_31">Parallel</text:span><text:span text:style-name="T18_32"><text:s/></text:span><text:span text:style-name="T18_33">Processing</text:span><text:span text:style-name="T18_34"><text:s/>(</text:span><text:span text:style-name="T18_35">ICPP</text:span><text:span text:style-name="T18_36">),<text:s/>2011<text:s/></text:span><text:span text:style-name="T18_37">International</text:span><text:span text:style-name="T18_38"><text:s/></text:span><text:span text:style-name="T18_39">Conference</text:span><text:span text:style-name="T18_40"><text:s/></text:span><text:span text:style-name="T18_41">on</text:span><text:span text:style-name="T18_42">.<text:s/></text:span><text:span text:style-name="T18_43">IEEE</text:span><text:span text:style-name="T18_44">.</text:span></text:p>
      <text:p text:style-name="P19"><text:span text:style-name="T19_1">Kakimoto</text:span><text:span text:style-name="T19_2">,<text:s/></text:span><text:span text:style-name="T19_3">T</text:span><text:span text:style-name="T19_4">.,<text:s/></text:span><text:span text:style-name="T19_5">Dohi</text:span><text:span text:style-name="T19_6">,<text:s/></text:span><text:span text:style-name="T19_7">K</text:span><text:span text:style-name="T19_8">.,<text:s/></text:span><text:span text:style-name="T19_9">Shibata</text:span><text:span text:style-name="T19_10">,<text:s/></text:span><text:span text:style-name="T19_11">Y</text:span><text:span text:style-name="T19_12">.,<text:s/>&amp;<text:s/></text:span><text:span text:style-name="T19_13">Oguri</text:span><text:span text:style-name="T19_14">,<text:s/></text:span><text:span text:style-name="T19_15">K</text:span><text:span text:style-name="T19_16">.<text:s/>(2012).<text:s/></text:span><text:span text:style-name="T19_17">Performance</text:span><text:span text:style-name="T19_18"><text:s/></text:span><text:span text:style-name="T19_19">comparison</text:span><text:span text:style-name="T19_20"><text:s/></text:span><text:span text:style-name="T19_21">of</text:span><text:span text:style-name="T19_22"><text:s/></text:span><text:span text:style-name="T19_23">GPU</text:span><text:span text:style-name="T19_24"><text:s/></text:span><text:span text:style-name="T19_25">programming</text:span><text:span text:style-name="T19_26"><text:s/></text:span><text:span text:style-name="T19_27">frameworks</text:span><text:span text:style-name="T19_28"><text:s/></text:span><text:span text:style-name="T19_29">with</text:span><text:span text:style-name="T19_30"><text:s/></text:span><text:span text:style-name="T19_31">the</text:span><text:span text:style-name="T19_32"><text:s/></text:span><text:span text:style-name="T19_33">striped</text:span><text:span text:style-name="T19_34"><text:s/></text:span><text:span text:style-name="T19_35">Smith</text:span><text:span text:style-name="T19_36">-</text:span><text:span text:style-name="T19_37">Waterman</text:span><text:span text:style-name="T19_38"><text:s/></text:span><text:span text:style-name="T19_39">algorithm</text:span><text:span text:style-name="T19_40">.<text:s/></text:span><text:span text:style-name="T19_41">ACM</text:span><text:span text:style-name="T19_42"><text:s/></text:span><text:span text:style-name="T19_43">SIGARCH</text:span><text:span text:style-name="T19_44"><text:s/></text:span><text:span text:style-name="T19_45">Computer</text:span><text:span text:style-name="T19_46"><text:s/></text:span><text:span text:style-name="T19_47">Architecture</text:span><text:span text:style-name="T19_48"><text:s/></text:span><text:span text:style-name="T19_49">News</text:span><text:span text:style-name="T19_50">,<text:s/></text:span><text:span text:style-name="T19_51">40</text:span><text:span text:style-name="T19_52">(5),<text:s/>70-75.</text:span></text:p>
      <text:p text:style-name="P20"><text:span text:style-name="T20_1">Amorim</text:span><text:span text:style-name="T20_2">,<text:s/></text:span><text:span text:style-name="T20_3">R</text:span><text:span text:style-name="T20_4">.,<text:s/></text:span><text:span text:style-name="T20_5">Haase</text:span><text:span text:style-name="T20_6">,<text:s/></text:span><text:span text:style-name="T20_7">G</text:span><text:span text:style-name="T20_8">.,<text:s/></text:span><text:span text:style-name="T20_9">Liebmann</text:span><text:span text:style-name="T20_10">,<text:s/></text:span><text:span text:style-name="T20_11">M</text:span><text:span text:style-name="T20_12">.,<text:s/>&amp;<text:s/></text:span><text:span text:style-name="T20_13">Santos</text:span><text:span text:style-name="T20_14">,<text:s/></text:span><text:span text:style-name="T20_15">R</text:span><text:span text:style-name="T20_16">.<text:s/></text:span><text:span text:style-name="T20_17">W</text:span><text:span text:style-name="T20_18">.<text:s/></text:span><text:span text:style-name="T20_19">d</text:span><text:span text:style-name="T20_20">.<text:s/>(2009).<text:s/></text:span><text:span text:style-name="T20_21">Comparing</text:span><text:span text:style-name="T20_22"><text:s/></text:span><text:span text:style-name="T20_23">CUDA</text:span><text:span text:style-name="T20_24"><text:s/></text:span><text:span text:style-name="T20_25">and</text:span><text:span text:style-name="T20_26"><text:s/></text:span><text:span text:style-name="T20_27">OpenGL</text:span><text:span text:style-name="T20_28"><text:s/></text:span><text:span text:style-name="T20_29">implementations</text:span><text:span text:style-name="T20_30"><text:s/></text:span><text:span text:style-name="T20_31">for</text:span><text:span text:style-name="T20_32"><text:s/></text:span><text:span text:style-name="T20_33">a</text:span><text:span text:style-name="T20_34"><text:s/></text:span><text:span text:style-name="T20_35">Jacobi</text:span><text:span text:style-name="T20_36"><text:s/></text:span><text:span text:style-name="T20_37">iteration</text:span><text:span text:style-name="T20_38">.<text:s/></text:span><text:span text:style-name="T20_39">High</text:span><text:span text:style-name="T20_40"><text:s/></text:span><text:span text:style-name="T20_41">Performance</text:span><text:span text:style-name="T20_42"><text:s/></text:span><text:span text:style-name="T20_43">Computing</text:span><text:span text:style-name="T20_44"><text:s/>&amp;<text:s/></text:span><text:span text:style-name="T20_45">Simulation</text:span><text:span text:style-name="T20_46">,<text:s/>2009.<text:s/></text:span><text:span text:style-name="T20_47">HPCS</text:span><text:span text:style-name="T20_48">'09.<text:s/></text:span><text:span text:style-name="T20_49">International</text:span><text:span text:style-name="T20_50"><text:s/></text:span><text:span text:style-name="T20_51">Conference</text:span><text:span text:style-name="T20_52"><text:s/></text:span><text:span text:style-name="T20_53">on</text:span><text:span text:style-name="T20_54">.<text:s/></text:span><text:span text:style-name="T20_55">IEEE</text:span><text:span text:style-name="T20_56">.</text:span></text:p>
      <text:p text:style-name="P21"><text:span text:style-name="T21_1">Garland</text:span><text:span text:style-name="T21_2">,<text:s/></text:span><text:span text:style-name="T21_3">M</text:span><text:span text:style-name="T21_4">.,<text:s/>&amp;<text:s/></text:span><text:span text:style-name="T21_5">Kirk</text:span><text:span text:style-name="T21_6">,<text:s/></text:span><text:span text:style-name="T21_7">D</text:span><text:span text:style-name="T21_8">.<text:s/></text:span><text:span text:style-name="T21_9">B</text:span><text:span text:style-name="T21_10">.<text:s/>(2010).<text:s/></text:span><text:span text:style-name="T21_11">Understanding</text:span><text:span text:style-name="T21_12"><text:s/></text:span><text:span text:style-name="T21_13">throughput</text:span><text:span text:style-name="T21_14">-</text:span><text:span text:style-name="T21_15">oriented</text:span><text:span text:style-name="T21_16"><text:s/></text:span><text:span text:style-name="T21_17">architectures</text:span><text:span text:style-name="T21_18">.<text:s/></text:span><text:span text:style-name="T21_19">Communications</text:span><text:span text:style-name="T21_20"><text:s/></text:span><text:span text:style-name="T21_21">of</text:span><text:span text:style-name="T21_22"><text:s/></text:span><text:span text:style-name="T21_23">the</text:span><text:span text:style-name="T21_24"><text:s/></text:span><text:span text:style-name="T21_25">ACM</text:span><text:span text:style-name="T21_26">,<text:s/></text:span><text:span text:style-name="T21_27">53</text:span><text:span text:style-name="T21_28">(11),<text:s/>58-66.</text:span></text:p>
      <text:p text:style-name="P22"><text:span text:style-name="T22_1">Stratton</text:span><text:span text:style-name="T22_2">,<text:s/></text:span><text:span text:style-name="T22_3">J</text:span><text:span text:style-name="T22_4">.<text:s/></text:span><text:span text:style-name="T22_5">A</text:span><text:span text:style-name="T22_6">.,<text:s/></text:span><text:span text:style-name="T22_7">Rodrigues</text:span><text:span text:style-name="T22_8">,<text:s/></text:span><text:span text:style-name="T22_9">C</text:span><text:span text:style-name="T22_10">.,<text:s/></text:span><text:span text:style-name="T22_11">Sung</text:span><text:span text:style-name="T22_12">,<text:s/></text:span><text:span text:style-name="T22_13">I</text:span><text:span text:style-name="T22_14">.,<text:s/></text:span><text:span text:style-name="T22_15">Chang</text:span><text:span text:style-name="T22_16">,<text:s/></text:span><text:span text:style-name="T22_17">L</text:span><text:span text:style-name="T22_18">.,<text:s/></text:span><text:span text:style-name="T22_19">Anssari</text:span><text:span text:style-name="T22_20">,<text:s/></text:span><text:span text:style-name="T22_21">N</text:span><text:span text:style-name="T22_22">.,<text:s/></text:span><text:span text:style-name="T22_23">Liu</text:span><text:span text:style-name="T22_24">,<text:s/></text:span><text:span text:style-name="T22_25">G</text:span><text:span text:style-name="T22_26">.,<text:s/></text:span><text:span text:style-name="T22_27">et</text:span><text:span text:style-name="T22_28"><text:s/></text:span><text:span text:style-name="T22_29">al</text:span><text:span text:style-name="T22_30">.<text:s/>(2012).<text:s/></text:span><text:span text:style-name="T22_31">Algorithm</text:span><text:span text:style-name="T22_32"><text:s/></text:span><text:span text:style-name="T22_33">and</text:span><text:span text:style-name="T22_34"><text:s/></text:span><text:span text:style-name="T22_35">data</text:span><text:span text:style-name="T22_36"><text:s/></text:span><text:span text:style-name="T22_37">optimization</text:span><text:span text:style-name="T22_38"><text:s/></text:span><text:span text:style-name="T22_39">techniques</text:span><text:span text:style-name="T22_40"><text:s/></text:span><text:span text:style-name="T22_41">for</text:span><text:span text:style-name="T22_42"><text:s/></text:span><text:span text:style-name="T22_43">scaling</text:span><text:span text:style-name="T22_44"><text:s/></text:span><text:span text:style-name="T22_45">to</text:span><text:span text:style-name="T22_46"><text:s/></text:span><text:span text:style-name="T22_47">massively</text:span><text:span text:style-name="T22_48"><text:s/></text:span><text:span text:style-name="T22_49">threaded</text:span><text:span text:style-name="T22_50"><text:s/></text:span><text:span text:style-name="T22_51">systems</text:span><text:span text:style-name="T22_52">.<text:s/></text:span><text:span text:style-name="T22_53">Computer</text:span><text:span text:style-name="T22_54">,<text:s/>(8),<text:s/>26-32.</text:span></text:p>
      <text:p text:style-name="P23"><text:span text:style-name="T23_1">Mittal</text:span><text:span text:style-name="T23_2">,<text:s/></text:span><text:span text:style-name="T23_3">Sparsh</text:span><text:span text:style-name="T23_4">,<text:s/></text:span><text:span text:style-name="T23_5">and</text:span><text:span text:style-name="T23_6"><text:s/></text:span><text:span text:style-name="T23_7">Jeffrey</text:span><text:span text:style-name="T23_8"><text:s/></text:span><text:span text:style-name="T23_9">S</text:span><text:span text:style-name="T23_10"><text:s/></text:span><text:span text:style-name="T23_11">Vetter</text:span><text:span text:style-name="T23_12">.<text:s/>"</text:span><text:span text:style-name="T23_13">A</text:span><text:span text:style-name="T23_14"><text:s/></text:span><text:span text:style-name="T23_15">Survey</text:span><text:span text:style-name="T23_16"><text:s/></text:span><text:span text:style-name="T23_17">of</text:span><text:span text:style-name="T23_18"><text:s/></text:span><text:span text:style-name="T23_19">Methods</text:span><text:span text:style-name="T23_20"><text:s/></text:span><text:span text:style-name="T23_21">for</text:span><text:span text:style-name="T23_22"><text:s/></text:span><text:span text:style-name="T23_23">Analyzing</text:span><text:span text:style-name="T23_24"><text:s/></text:span><text:span text:style-name="T23_25">and</text:span><text:span text:style-name="T23_26"><text:s/></text:span><text:span text:style-name="T23_27">Improving</text:span><text:span text:style-name="T23_28"><text:s/></text:span><text:span text:style-name="T23_29">GPU</text:span><text:span text:style-name="T23_30"><text:s/></text:span><text:span text:style-name="T23_31">Energy</text:span><text:span text:style-name="T23_32"><text:s/></text:span><text:span text:style-name="T23_33">Efficiency</text:span><text:span text:style-name="T23_34">."<text:s/></text:span><text:span text:style-name="T23_35">ACM</text:span><text:span text:style-name="T23_36"><text:s/></text:span><text:span text:style-name="T23_37">Computing</text:span><text:span text:style-name="T23_38"><text:s/></text:span><text:span text:style-name="T23_39">Surveys</text:span><text:span text:style-name="T23_40"><text:s/>(</text:span><text:span text:style-name="T23_41">CSUR</text:span><text:span text:style-name="T23_42">)</text:span><text:span text:style-name="T23_43"><text:s/>47.2<text:s/>(2014):<text:s/>19.</text:span></text:p>
      <text:p text:style-name="P24"><text:span text:style-name="T24_1">Komatsu</text:span><text:span text:style-name="T24_2">,<text:s/></text:span><text:span text:style-name="T24_3">Kazuhiko</text:span><text:span text:style-name="T24_4"><text:s/></text:span><text:span text:style-name="T24_5">et</text:span><text:span text:style-name="T24_6"><text:s/></text:span><text:span text:style-name="T24_7">al</text:span><text:span text:style-name="T24_8">.<text:s/>"</text:span><text:span text:style-name="T24_9">Evaluating</text:span><text:span text:style-name="T24_10"><text:s/></text:span><text:span text:style-name="T24_11">performance</text:span><text:span text:style-name="T24_12"><text:s/></text:span><text:span text:style-name="T24_13">and</text:span><text:span text:style-name="T24_14"><text:s/></text:span><text:span text:style-name="T24_15">portability</text:span><text:span text:style-name="T24_16"><text:s/></text:span><text:span text:style-name="T24_17">of</text:span><text:span text:style-name="T24_18"><text:s/></text:span><text:span text:style-name="T24_19">OpenCL</text:span><text:span text:style-name="T24_20"><text:s/></text:span><text:span text:style-name="T24_21">programs</text:span><text:span text:style-name="T24_22">."<text:s/></text:span><text:span text:style-name="T24_23">The</text:span><text:span text:style-name="T24_24"><text:s/></text:span><text:span text:style-name="T24_25">fifth</text:span><text:span text:style-name="T24_26"><text:s/></text:span><text:span text:style-name="T24_27">international</text:span><text:span text:style-name="T24_28"><text:s/></text:span><text:span text:style-name="T24_29">workshop</text:span><text:span text:style-name="T24_30"><text:s/></text:span><text:span text:style-name="T24_31">on</text:span><text:span text:style-name="T24_32"><text:s/></text:span><text:span text:style-name="T24_33">automatic</text:span><text:span text:style-name="T24_34"><text:s/></text:span><text:span text:style-name="T24_35">performance</text:span><text:span text:style-name="T24_36"><text:s/></text:span><text:span text:style-name="T24_37">tuning</text:span><text:span text:style-name="T24_38"><text:s/></text:span><text:span text:style-name="T24_39">Jun</text:span><text:span text:style-name="T24_40">.<text:s/>2010:<text:s/>7.</text:span></text:p>
      <text:p text:style-name="P25"><text:span text:style-name="T25_1">Hasan</text:span><text:span text:style-name="T25_2">,<text:s/></text:span><text:span text:style-name="T25_3">Khondker</text:span><text:span text:style-name="T25_4"><text:s/></text:span><text:span text:style-name="T25_5">S</text:span><text:span text:style-name="T25_6"><text:s/></text:span><text:span text:style-name="T25_7">et</text:span><text:span text:style-name="T25_8"><text:s/></text:span><text:span text:style-name="T25_9">al</text:span><text:span text:style-name="T25_10">.<text:s/>"</text:span><text:span text:style-name="T25_11">Performance</text:span><text:span text:style-name="T25_12"><text:s/></text:span><text:span text:style-name="T25_13">Prediction</text:span><text:span text:style-name="T25_14"><text:s/></text:span><text:span text:style-name="T25_15">Model</text:span><text:span text:style-name="T25_16"><text:s/></text:span><text:span text:style-name="T25_17">and</text:span><text:span text:style-name="T25_18"><text:s/></text:span><text:span text:style-name="T25_19">Analysis</text:span><text:span text:style-name="T25_20"><text:s/></text:span><text:span text:style-name="T25_21">for</text:span><text:span text:style-name="T25_22"><text:s/></text:span><text:span text:style-name="T25_23">Compute</text:span><text:span text:style-name="T25_24">-</text:span><text:span text:style-name="T25_25">Intensive</text:span><text:span text:style-name="T25_26"><text:s/></text:span><text:span text:style-name="T25_27">Tasks</text:span><text:span text:style-name="T25_28"><text:s/></text:span><text:span text:style-name="T25_29">on</text:span><text:span text:style-name="T25_30"><text:s/></text:span><text:span text:style-name="T25_31">GPUs</text:span><text:span text:style-name="T25_32">."<text:s/></text:span><text:span text:style-name="T25_33">Network</text:span><text:span text:style-name="T25_34"><text:s/></text:span><text:span text:style-name="T25_35">and</text:span><text:span text:style-name="T25_36"><text:s/></text:span><text:span text:style-name="T25_37">Parallel</text:span><text:span text:style-name="T25_38"><text:s/></text:span><text:span text:style-name="T25_39">Computing</text:span><text:span text:style-name="T25_40"><text:s/>(2014):<text:s/>612-617.</text:span></text:p>
      <text:h text:style-name="P26" text:outline-level="10"><text:bookmark-start text:name="h.ix85qeni5y19"/><text:bookmark-end text:name="h.ix85qeni5y19"/><text:span text:style-name="T26_1">Wikipedia</text:span></text:h>
      <text:p text:style-name="P27"><text:span text:style-name="T27_1">GPGPU</text:span><text:span text:style-name="T27_2">:<text:s/></text:span><text:span text:style-name="T27_3"><text:a xlink:type="simple" xlink:href="https://en.wikipedia.org/wiki/General-purpose_computing_on_graphics_processing_units"><text:span text:style-name="T27_4">https</text:span></text:a></text:span><text:span text:style-name="T27_5"><text:a xlink:type="simple" xlink:href="https://en.wikipedia.org/wiki/General-purpose_computing_on_graphics_processing_units"><text:span text:style-name="T27_6">://</text:span></text:a></text:span><text:span text:style-name="T27_7"><text:a xlink:type="simple" xlink:href="https://en.wikipedia.org/wiki/General-purpose_computing_on_graphics_processing_units"><text:span text:style-name="T27_8">en</text:span></text:a></text:span><text:span text:style-name="T27_9"><text:a xlink:type="simple" xlink:href="https://en.wikipedia.org/wiki/General-purpose_computing_on_graphics_processing_units"><text:span text:style-name="T27_10">.</text:span></text:a></text:span><text:span text:style-name="T27_11"><text:a xlink:type="simple" xlink:href="https://en.wikipedia.org/wiki/General-purpose_computing_on_graphics_processing_units"><text:span text:style-name="T27_12">wikipedia</text:span></text:a></text:span><text:span text:style-name="T27_13"><text:a xlink:type="simple" xlink:href="https://en.wikipedia.org/wiki/General-purpose_computing_on_graphics_processing_units"><text:span text:style-name="T27_14">.</text:span></text:a></text:span><text:span text:style-name="T27_15"><text:a xlink:type="simple" xlink:href="https://en.wikipedia.org/wiki/General-purpose_computing_on_graphics_processing_units"><text:span text:style-name="T27_16">org</text:span></text:a></text:span><text:span text:style-name="T27_17"><text:a xlink:type="simple" xlink:href="https://en.wikipedia.org/wiki/General-purpose_computing_on_graphics_processing_units"><text:span text:style-name="T27_18">/</text:span></text:a></text:span><text:span text:style-name="T27_19"><text:a xlink:type="simple" xlink:href="https://en.wikipedia.org/wiki/General-purpose_computing_on_graphics_processing_units"><text:span text:style-name="T27_20">wiki</text:span></text:a></text:span><text:span text:style-name="T27_21"><text:a xlink:type="simple" xlink:href="https://en.wikipedia.org/wiki/General-purpose_computing_on_graphics_processing_units"><text:span text:style-name="T27_22">/</text:span></text:a></text:span><text:span text:style-name="T27_23"><text:a xlink:type="simple" xlink:href="https://en.wikipedia.org/wiki/General-purpose_computing_on_graphics_processing_units"><text:span text:style-name="T27_24">General</text:span></text:a></text:span><text:span text:style-name="T27_25"><text:a xlink:type="simple" xlink:href="https://en.wikipedia.org/wiki/General-purpose_computing_on_graphics_processing_units"><text:span text:style-name="T27_26">-</text:span></text:a></text:span><text:span text:style-name="T27_27"><text:a xlink:type="simple" xlink:href="https://en.wikipedia.org/wiki/General-purpose_computing_on_graphics_processing_units"><text:span text:style-name="T27_28">purpose</text:span></text:a></text:span><text:span text:style-name="T27_29"><text:a xlink:type="simple" xlink:href="https://en.wikipedia.org/wiki/General-purpose_computing_on_graphics_processing_units"><text:span text:style-name="T27_30">_</text:span></text:a></text:span><text:span text:style-name="T27_31"><text:a xlink:type="simple" xlink:href="https://en.wikipedia.org/wiki/General-purpose_computing_on_graphics_processing_units"><text:span text:style-name="T27_32">computing</text:span></text:a></text:span><text:span text:style-name="T27_33"><text:a xlink:type="simple" xlink:href="https://en.wikipedia.org/wiki/General-purpose_computing_on_graphics_processing_units"><text:span text:style-name="T27_34">_</text:span></text:a></text:span><text:span text:style-name="T27_35"><text:a xlink:type="simple" xlink:href="https://en.wikipedia.org/wiki/General-purpose_computing_on_graphics_processing_units"><text:span text:style-name="T27_36">on</text:span></text:a></text:span><text:span text:style-name="T27_37"><text:a xlink:type="simple" xlink:href="https://en.wikipedia.org/wiki/General-purpose_computing_on_graphics_processing_units"><text:span text:style-name="T27_38">_</text:span></text:a></text:span><text:span text:style-name="T27_39"><text:a xlink:type="simple" xlink:href="https://en.wikipedia.org/wiki/General-purpose_computing_on_graphics_processing_units"><text:span text:style-name="T27_40">graphics</text:span></text:a></text:span><text:span text:style-name="T27_41"><text:a xlink:type="simple" xlink:href="https://en.wikipedia.org/wiki/General-purpose_computing_on_graphics_processing_units"><text:span text:style-name="T27_42">_</text:span></text:a></text:span><text:span text:style-name="T27_43"><text:a xlink:type="simple" xlink:href="https://en.wikipedia.org/wiki/General-purpose_computing_on_graphics_processing_units"><text:span text:style-name="T27_44">processing</text:span></text:a></text:span><text:span text:style-name="T27_45"><text:a xlink:type="simple" xlink:href="https://en.wikipedia.org/wiki/General-purpose_computing_on_graphics_processing_units"><text:span text:style-name="T27_46">_</text:span></text:a></text:span><text:span text:style-name="T27_47"><text:a xlink:type="simple" xlink:href="https://en.wikipedia.org/wiki/General-purpose_computing_on_graphics_processing_units"><text:span text:style-name="T27_48">units</text:span></text:a>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Cambria" svg:font-family="Cambr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cm" fo:keep-with-next="always" fo:keep-together="always" style:writing-mode="lr-tb"/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fo:color="#4f81bd" style:font-name="Cambria" fo:font-size="13pt" style:font-name-asian="Cambria" style:font-size-asian="13pt" style:font-name-complex="Cambria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cm" fo:margin-bottom="0.529cm" fo:keep-with-next="always" fo:keep-together="always" style:writing-mode="lr-tb"/>
      <style:text-properties fo:color="#17365d" style:font-name="Cambria" fo:font-size="26pt" style:font-name-asian="Cambria" style:font-size-asian="26pt" style:font-name-complex="Cambria" style:font-size-complex="26pt" fo:font-weight="normal" style:font-weight-asian="normal" style:font-weight-complex="normal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4f81bd" style:font-name="Cambria" fo:font-size="12pt" style:font-name-asian="Cambria" style:font-size-asian="12pt" style:font-name-complex="Cambria" style:font-size-complex="12pt" fo:font-weight="normal" style:font-weight-asian="normal" style:font-weight-complex="normal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